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67770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3.51895833333333cm"/>
    </style:style>
    <style:style style:name="co5" style:family="table-column">
      <style:table-column-properties fo:break-before="auto" style:column-width="4.762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38666666666667cm" style:use-optimal-column-width="true"/>
    </style:style>
    <style:style style:name="co8" style:family="table-column">
      <style:table-column-properties fo:break-before="auto" style:column-width="5.08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ime_Taken">
        <table:shapes>
          <draw:frame draw:z-index="1" draw:id="id0" draw:style-name="a0" draw:name="Chart 1" svg:x="0in" svg:y="0in" svg:width="10.17562in" svg:height="6.6546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Number_of_Evaluated_States">
        <table:shapes>
          <draw:frame draw:z-index="1" draw:id="id1" draw:style-name="a1" draw:name="Chart 1" svg:x="0in" svg:y="0in" svg:width="10.17562in" svg:height="6.6546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Memory_Usage">
        <table:shapes>
          <draw:frame draw:z-index="1" draw:id="id2" draw:style-name="a2" draw:name="Chart 1" svg:x="0in" svg:y="0in" svg:width="10.17562in" svg:height="6.6546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Plan_Cost">
        <table:shapes>
          <draw:frame draw:z-index="1" draw:id="id3" draw:style-name="a3" draw:name="Chart 1" svg:x="0in" svg:y="0in" svg:width="10.17562in" svg:height="6.6546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4" table:default-cell-style-name="ce1"/>
        <table:table-column table:style-name="co8" table:default-cell-style-name="ce1"/>
        <table:table-column table:style-name="co6" table:number-columns-repeated="16371" table:default-cell-style-name="ce1"/>
        <table:table-row table:style-name="ro1">
          <table:table-cell office:value-type="string" table:style-name="ce1">
            <text:p>FF Heuristic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Plan Cost</text:p>
          </table:table-cell>
          <table:table-cell office:value-type="string" table:style-name="ce1">
            <text:p>Plan Length</text:p>
          </table:table-cell>
          <table:table-cell office:value-type="string" table:style-name="ce1">
            <text:p>Time Taken (sec)</text:p>
          </table:table-cell>
          <table:table-cell office:value-type="string" table:style-name="ce1">
            <text:p>Memory Usage (KB)</text:p>
          </table:table-cell>
          <table:table-cell office:value-type="string" table:style-name="ce1">
            <text:p>Number of Evaluated States</text:p>
          </table:table-cell>
          <table:table-cell table:style-name="ce1"/>
          <table:table-cell office:value-type="string" table:style-name="ce1">
            <text:p>Time Taken</text:p>
          </table:table-cell>
          <table:table-cell table:number-columns-repeated="4" table:style-name="ce1"/>
          <table:table-cell office:value-type="string" table:style-name="ce1">
            <text:p>Number of Evaluated States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Problem 1 (Classical)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.19969E-2" table:style-name="ce1">
            <text:p>0.0119969</text:p>
          </table:table-cell>
          <table:table-cell office:value-type="float" office:value="24812" table:style-name="ce1">
            <text:p>24812</text:p>
          </table:table-cell>
          <table:table-cell office:value-type="float" office:value="518" table:style-name="ce1">
            <text:p>518</text:p>
          </table:table-cell>
          <table:table-cell table:number-columns-repeated="2" table:style-name="ce1"/>
          <table:table-cell office:value-type="string" table:style-name="ce1">
            <text:p>Problem 1</text:p>
          </table:table-cell>
          <table:table-cell office:value-type="string" table:style-name="ce1">
            <text:p>Problem 2</text:p>
          </table:table-cell>
          <table:table-cell office:value-type="string" table:style-name="ce1">
            <text:p>Problem 3</text:p>
          </table:table-cell>
          <table:table-cell table:number-columns-repeated="2" table:style-name="ce1"/>
          <table:table-cell office:value-type="string" table:style-name="ce1">
            <text:p>Problem 1</text:p>
          </table:table-cell>
          <table:table-cell office:value-type="string" table:style-name="ce1">
            <text:p>Problem 2</text:p>
          </table:table-cell>
          <table:table-cell office:value-type="string" table:style-name="ce1">
            <text:p>Problem 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roblem 1 (FSM)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1.19904E-2" table:style-name="ce1">
            <text:p>0.0119904</text:p>
          </table:table-cell>
          <table:table-cell office:value-type="float" office:value="24812" table:style-name="ce1">
            <text:p>24812</text:p>
          </table:table-cell>
          <table:table-cell office:value-type="float" office:value="821" table:style-name="ce1">
            <text:p>821</text:p>
          </table:table-cell>
          <table:table-cell table:style-name="ce1"/>
          <table:table-cell office:value-type="string" table:style-name="ce1">
            <text:p>Classical (FF)</text:p>
          </table:table-cell>
          <table:table-cell office:value-type="float" office:value="1.19969E-2" table:style-name="ce1">
            <text:p>0.0119969</text:p>
          </table:table-cell>
          <table:table-cell office:value-type="float" office:value="3.1982900000000002E-2" table:style-name="ce1">
            <text:p>0.0319829</text:p>
          </table:table-cell>
          <table:table-cell office:value-type="float" office:value="0.11595999999999999" table:style-name="ce1">
            <text:p>0.11596</text:p>
          </table:table-cell>
          <table:table-cell table:style-name="ce1"/>
          <table:table-cell office:value-type="string" table:style-name="ce1">
            <text:p>Classical (FF)</text:p>
          </table:table-cell>
          <table:table-cell office:value-type="float" office:value="518" table:style-name="ce1">
            <text:p>518</text:p>
          </table:table-cell>
          <table:table-cell office:value-type="float" office:value="1728" table:style-name="ce1">
            <text:p>1728</text:p>
          </table:table-cell>
          <table:table-cell office:value-type="float" office:value="4291" table:style-name="ce1">
            <text:p>429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roblem 2 (Classical)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3.1982900000000002E-2" table:style-name="ce1">
            <text:p>0.0319829</text:p>
          </table:table-cell>
          <table:table-cell office:value-type="float" office:value="25216" table:style-name="ce1">
            <text:p>25216</text:p>
          </table:table-cell>
          <table:table-cell office:value-type="float" office:value="1728" table:style-name="ce1">
            <text:p>1728</text:p>
          </table:table-cell>
          <table:table-cell table:style-name="ce1"/>
          <table:table-cell office:value-type="string" table:style-name="ce1">
            <text:p>FSM (FF)</text:p>
          </table:table-cell>
          <table:table-cell office:value-type="float" office:value="1.19904E-2" table:style-name="ce1">
            <text:p>0.0119904</text:p>
          </table:table-cell>
          <table:table-cell office:value-type="float" office:value="4.3978900000000001E-2" table:style-name="ce1">
            <text:p>0.0439789</text:p>
          </table:table-cell>
          <table:table-cell office:value-type="float" office:value="0.15995400000000001" table:style-name="ce1">
            <text:p>0.159954</text:p>
          </table:table-cell>
          <table:table-cell table:style-name="ce1"/>
          <table:table-cell office:value-type="string" table:style-name="ce1">
            <text:p>FSM (FF)</text:p>
          </table:table-cell>
          <table:table-cell office:value-type="float" office:value="821" table:style-name="ce1">
            <text:p>821</text:p>
          </table:table-cell>
          <table:table-cell office:value-type="float" office:value="2332" table:style-name="ce1">
            <text:p>2332</text:p>
          </table:table-cell>
          <table:table-cell office:value-type="float" office:value="5834" table:style-name="ce1">
            <text:p>583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roblem 2 (FSM)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4.3978900000000001E-2" table:style-name="ce1">
            <text:p>0.0439789</text:p>
          </table:table-cell>
          <table:table-cell office:value-type="float" office:value="25228" table:style-name="ce1">
            <text:p>25228</text:p>
          </table:table-cell>
          <table:table-cell office:value-type="float" office:value="2332" table:style-name="ce1">
            <text:p>2332</text:p>
          </table:table-cell>
          <table:table-cell table:style-name="ce1"/>
          <table:table-cell office:value-type="string" table:style-name="ce1">
            <text:p>Classical (LM Cut)</text:p>
          </table:table-cell>
          <table:table-cell office:value-type="float" office:value="3.5341900000000002E-2" table:style-name="ce1">
            <text:p>0.0353419</text:p>
          </table:table-cell>
          <table:table-cell office:value-type="float" office:value="0.539775" table:style-name="ce1">
            <text:p>0.539775</text:p>
          </table:table-cell>
          <table:table-cell office:value-type="float" office:value="6.3772500000000001" table:style-name="ce1">
            <text:p>6.37725</text:p>
          </table:table-cell>
          <table:table-cell table:style-name="ce1"/>
          <table:table-cell office:value-type="string" table:style-name="ce1">
            <text:p>Classical (LM Cut)</text:p>
          </table:table-cell>
          <table:table-cell office:value-type="float" office:value="913" table:style-name="ce1">
            <text:p>913</text:p>
          </table:table-cell>
          <table:table-cell office:value-type="float" office:value="3892" table:style-name="ce1">
            <text:p>3892</text:p>
          </table:table-cell>
          <table:table-cell office:value-type="float" office:value="11951" table:style-name="ce1">
            <text:p>1195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roblem 3 (Classical)</text:p>
          </table:table-cell>
          <table:table-cell office:value-type="float" office:value="53" table:style-name="ce1">
            <text:p>53</text:p>
          </table:table-cell>
          <table:table-cell office:value-type="float" office:value="53" table:style-name="ce1">
            <text:p>53</text:p>
          </table:table-cell>
          <table:table-cell office:value-type="float" office:value="0.11595999999999999" table:style-name="ce1">
            <text:p>0.11596</text:p>
          </table:table-cell>
          <table:table-cell office:value-type="float" office:value="26240" table:style-name="ce1">
            <text:p>26240</text:p>
          </table:table-cell>
          <table:table-cell office:value-type="float" office:value="4291" table:style-name="ce1">
            <text:p>4291</text:p>
          </table:table-cell>
          <table:table-cell table:style-name="ce1"/>
          <table:table-cell office:value-type="string" table:style-name="ce1">
            <text:p>FSM (LM Cut)</text:p>
          </table:table-cell>
          <table:table-cell office:value-type="float" office:value="0.30340200000000001" table:style-name="ce1">
            <text:p>0.303402</text:p>
          </table:table-cell>
          <table:table-cell office:value-type="float" office:value="5.2747999999999999" table:style-name="ce1">
            <text:p>5.2748</text:p>
          </table:table-cell>
          <table:table-cell office:value-type="float" office:value="21.775500000000001" table:style-name="ce1">
            <text:p>21.7755</text:p>
          </table:table-cell>
          <table:table-cell table:style-name="ce1"/>
          <table:table-cell office:value-type="string" table:style-name="ce1">
            <text:p>FSM (LM Cut)</text:p>
          </table:table-cell>
          <table:table-cell office:value-type="float" office:value="4935" table:style-name="ce1">
            <text:p>4935</text:p>
          </table:table-cell>
          <table:table-cell office:value-type="float" office:value="21934" table:style-name="ce1">
            <text:p>21934</text:p>
          </table:table-cell>
          <table:table-cell office:value-type="float" office:value="30739" table:style-name="ce1">
            <text:p>3073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roblem 3 (FSM)</text:p>
          </table:table-cell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office:value-type="float" office:value="0.15995400000000001" table:style-name="ce1">
            <text:p>0.159954</text:p>
          </table:table-cell>
          <table:table-cell office:value-type="float" office:value="26264" table:style-name="ce1">
            <text:p>26264</text:p>
          </table:table-cell>
          <table:table-cell office:value-type="float" office:value="5834" table:style-name="ce1">
            <text:p>5834</text:p>
          </table:table-cell>
          <table:table-cell table:number-columns-repeated="16378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Memory Usage</text:p>
          </table:table-cell>
          <table:table-cell table:number-columns-repeated="4" table:style-name="ce1"/>
          <table:table-cell office:value-type="string" table:style-name="ce1">
            <text:p>Plan Cost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Landmark Cut</text:p>
          </table:table-cell>
          <table:table-cell table:number-columns-repeated="7" table:style-name="ce1"/>
          <table:table-cell office:value-type="string" table:style-name="ce1">
            <text:p>Problem 1</text:p>
          </table:table-cell>
          <table:table-cell office:value-type="string" table:style-name="ce1">
            <text:p>Problem 2</text:p>
          </table:table-cell>
          <table:table-cell office:value-type="string" table:style-name="ce1">
            <text:p>Problem 3</text:p>
          </table:table-cell>
          <table:table-cell table:number-columns-repeated="2" table:style-name="ce1"/>
          <table:table-cell office:value-type="string" table:style-name="ce1">
            <text:p>Problem 1</text:p>
          </table:table-cell>
          <table:table-cell office:value-type="string" table:style-name="ce1">
            <text:p>Problem 2</text:p>
          </table:table-cell>
          <table:table-cell office:value-type="string" table:style-name="ce1">
            <text:p>Problem 3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string" table:style-name="ce1">
            <text:p>Plan Cost</text:p>
          </table:table-cell>
          <table:table-cell office:value-type="string" table:style-name="ce1">
            <text:p>Plan Length</text:p>
          </table:table-cell>
          <table:table-cell office:value-type="string" table:style-name="ce1">
            <text:p>Time Taken (sec)</text:p>
          </table:table-cell>
          <table:table-cell office:value-type="string" table:style-name="ce1">
            <text:p>Memory Usage (KB)</text:p>
          </table:table-cell>
          <table:table-cell office:value-type="string" table:style-name="ce1">
            <text:p>Number of Evaluated States</text:p>
          </table:table-cell>
          <table:table-cell table:style-name="ce1"/>
          <table:table-cell office:value-type="string" table:style-name="ce1">
            <text:p>Classical (FF)</text:p>
          </table:table-cell>
          <table:table-cell office:value-type="float" office:value="24812" table:style-name="ce1">
            <text:p>24812</text:p>
          </table:table-cell>
          <table:table-cell office:value-type="float" office:value="25216" table:style-name="ce1">
            <text:p>25216</text:p>
          </table:table-cell>
          <table:table-cell office:value-type="float" office:value="26240" table:style-name="ce1">
            <text:p>26240</text:p>
          </table:table-cell>
          <table:table-cell table:style-name="ce1"/>
          <table:table-cell office:value-type="string" table:style-name="ce1">
            <text:p>Classical (FF)</text:p>
          </table:table-cell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office:value-type="float" office:value="53" table:style-name="ce1">
            <text:p>5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roblem 1 (Classical)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3.5341900000000002E-2" table:style-name="ce1">
            <text:p>0.0353419</text:p>
          </table:table-cell>
          <table:table-cell office:value-type="float" office:value="24820" table:style-name="ce1">
            <text:p>24820</text:p>
          </table:table-cell>
          <table:table-cell office:value-type="float" office:value="913" table:style-name="ce1">
            <text:p>913</text:p>
          </table:table-cell>
          <table:table-cell table:style-name="ce1"/>
          <table:table-cell office:value-type="string" table:style-name="ce1">
            <text:p>FSM (FF)</text:p>
          </table:table-cell>
          <table:table-cell office:value-type="float" office:value="24812" table:style-name="ce1">
            <text:p>24812</text:p>
          </table:table-cell>
          <table:table-cell office:value-type="float" office:value="25228" table:style-name="ce1">
            <text:p>25228</text:p>
          </table:table-cell>
          <table:table-cell office:value-type="float" office:value="26264" table:style-name="ce1">
            <text:p>26264</text:p>
          </table:table-cell>
          <table:table-cell table:style-name="ce1"/>
          <table:table-cell office:value-type="string" table:style-name="ce1">
            <text:p>FSM (FF)</text:p>
          </table:table-cell>
          <table:table-cell office:value-type="float" office:value="22" table:style-name="ce1">
            <text:p>22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roblem 1 (FSM)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0.30340200000000001" table:style-name="ce1">
            <text:p>0.303402</text:p>
          </table:table-cell>
          <table:table-cell office:value-type="float" office:value="25104" table:style-name="ce1">
            <text:p>25104</text:p>
          </table:table-cell>
          <table:table-cell office:value-type="float" office:value="4935" table:style-name="ce1">
            <text:p>4935</text:p>
          </table:table-cell>
          <table:table-cell table:style-name="ce1"/>
          <table:table-cell office:value-type="string" table:style-name="ce1">
            <text:p>Classical (LM Cut)</text:p>
          </table:table-cell>
          <table:table-cell office:value-type="float" office:value="24820" table:style-name="ce1">
            <text:p>24820</text:p>
          </table:table-cell>
          <table:table-cell office:value-type="float" office:value="25540" table:style-name="ce1">
            <text:p>25540</text:p>
          </table:table-cell>
          <table:table-cell office:value-type="float" office:value="26996" table:style-name="ce1">
            <text:p>26996</text:p>
          </table:table-cell>
          <table:table-cell table:style-name="ce1"/>
          <table:table-cell office:value-type="string" table:style-name="ce1">
            <text:p>Classical (LM Cut)</text:p>
          </table:table-cell>
          <table:table-cell office:value-type="float" office:value="21" table:style-name="ce1">
            <text:p>21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roblem 2 (Classical)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0.539775" table:style-name="ce1">
            <text:p>0.539775</text:p>
          </table:table-cell>
          <table:table-cell office:value-type="float" office:value="25540" table:style-name="ce1">
            <text:p>25540</text:p>
          </table:table-cell>
          <table:table-cell office:value-type="float" office:value="3892" table:style-name="ce1">
            <text:p>3892</text:p>
          </table:table-cell>
          <table:table-cell table:style-name="ce1"/>
          <table:table-cell office:value-type="string" table:style-name="ce1">
            <text:p>FSM (LM Cut)</text:p>
          </table:table-cell>
          <table:table-cell office:value-type="float" office:value="25104" table:style-name="ce1">
            <text:p>25104</text:p>
          </table:table-cell>
          <table:table-cell office:value-type="float" office:value="26352" table:style-name="ce1">
            <text:p>26352</text:p>
          </table:table-cell>
          <table:table-cell office:value-type="float" office:value="28520" table:style-name="ce1">
            <text:p>28520</text:p>
          </table:table-cell>
          <table:table-cell table:style-name="ce1"/>
          <table:table-cell office:value-type="string" table:style-name="ce1">
            <text:p>FSM (LM Cut)</text:p>
          </table:table-cell>
          <table:table-cell office:value-type="float" office:value="33" table:style-name="ce1">
            <text:p>33</text:p>
          </table:table-cell>
          <table:table-cell office:value-type="float" office:value="51" table:style-name="ce1">
            <text:p>51</text:p>
          </table:table-cell>
          <table:table-cell office:value-type="float" office:value="82" table:style-name="ce1">
            <text:p>8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roblem 2 (FSM)</text:p>
          </table:table-cell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office:value-type="float" office:value="5.2747999999999999" table:style-name="ce1">
            <text:p>5.2748</text:p>
          </table:table-cell>
          <table:table-cell office:value-type="float" office:value="26352" table:style-name="ce1">
            <text:p>26352</text:p>
          </table:table-cell>
          <table:table-cell office:value-type="float" office:value="21934" table:style-name="ce1">
            <text:p>2193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roblem 3 (Classical)</text:p>
          </table:table-cell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float" office:value="6.3772500000000001" table:style-name="ce1">
            <text:p>6.37725</text:p>
          </table:table-cell>
          <table:table-cell office:value-type="float" office:value="26996" table:style-name="ce1">
            <text:p>26996</text:p>
          </table:table-cell>
          <table:table-cell office:value-type="float" office:value="11951" table:style-name="ce1">
            <text:p>1195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roblem 3 (FSM)</text:p>
          </table:table-cell>
          <table:table-cell office:value-type="float" office:value="82" table:style-name="ce1">
            <text:p>82</text:p>
          </table:table-cell>
          <table:table-cell office:value-type="float" office:value="82" table:style-name="ce1">
            <text:p>82</text:p>
          </table:table-cell>
          <table:table-cell office:value-type="float" office:value="21.775500000000001" table:style-name="ce1">
            <text:p>21.7755</text:p>
          </table:table-cell>
          <table:table-cell office:value-type="float" office:value="28520" table:style-name="ce1">
            <text:p>28520</text:p>
          </table:table-cell>
          <table:table-cell office:value-type="float" office:value="30739" table:style-name="ce1">
            <text:p>30739</text:p>
          </table:table-cell>
          <table:table-cell table:number-columns-repeated="16378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dc:creator>Leo Chan</dc:creator>
    <meta:creation-date>2021-04-20T21:12:58Z</meta:creation-date>
    <dc:date>2021-04-21T03:30:42Z</dc:date>
    <meta:editing-cycles>3</meta:editing-cycles>
    <meta:editing-duration>PT203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479.1322047244095pt" svg:width="732.6446456692913pt" chart:style-name="Crt0">
        <chart:title chart:style-name="CT00">
          <text:p text:style-name="a0" text:class-names="" text:cond-style-name="">Time taken to generate plans for Woodworking domain using Lazy best-first search and FF/Landmark Cut heuristic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I$3:.$K$3"/>
          </chart:axis>
          <chart:axis chart:dimension="y" chart:name="primary-y" chart:style-name="Axs1">
            <chart:title chart:style-name="AT01">
              <text:p text:style-name="a1" text:class-names="" text:cond-style-name="">Time (seconds)</text:p>
            </chart:title>
            <chart:grid chart:class="major" chart:style-name="GMa1"/>
          </chart:axis>
          <chart:series chart:label-cell-address="Sheet1.$H$4" chart:values-cell-range-address="Sheet1.$I$4:.$K$4" chart:class="chart:line" chart:attached-axis="primary-y" chart:style-name="G0S0">
            <chart:data-point chart:repeated="3"/>
          </chart:series>
          <chart:series chart:label-cell-address="Sheet1.$H$5" chart:values-cell-range-address="Sheet1.$I$5:.$K$5" chart:class="chart:line" chart:attached-axis="primary-y" chart:style-name="G0S1">
            <chart:data-point chart:repeated="3"/>
          </chart:series>
          <chart:series chart:label-cell-address="Sheet1.$H$6" chart:values-cell-range-address="Sheet1.$I$6:.$K$6" chart:class="chart:line" chart:attached-axis="primary-y" chart:style-name="G0S2">
            <chart:data-point chart:repeated="3"/>
          </chart:series>
          <chart:series chart:label-cell-address="Sheet1.$H$7" chart:values-cell-range-address="Sheet1.$I$7:.$K$7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479.1322047244095pt" svg:width="732.6446456692913pt" chart:style-name="Crt0">
        <chart:title chart:style-name="CT00">
          <text:p text:style-name="a0" text:class-names="" text:cond-style-name="">Number of Evaluated States for plans generated for Woodworking domain using Lazy best-first search and FF/Landmark Cut heuristic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N$3:.$P$3"/>
          </chart:axis>
          <chart:axis chart:dimension="y" chart:name="primary-y" chart:style-name="Axs1">
            <chart:title chart:style-name="AT01">
              <text:p text:style-name="a1" text:class-names="" text:cond-style-name="">State (unit)</text:p>
            </chart:title>
            <chart:grid chart:class="major" chart:style-name="GMa1"/>
          </chart:axis>
          <chart:series chart:label-cell-address="Sheet1.$M$4" chart:values-cell-range-address="Sheet1.$N$4:.$P$4" chart:class="chart:line" chart:attached-axis="primary-y" chart:style-name="G0S0">
            <chart:data-point chart:repeated="3"/>
          </chart:series>
          <chart:series chart:label-cell-address="Sheet1.$M$5" chart:values-cell-range-address="Sheet1.$N$5:.$P$5" chart:class="chart:line" chart:attached-axis="primary-y" chart:style-name="G0S1">
            <chart:data-point chart:repeated="3"/>
          </chart:series>
          <chart:series chart:label-cell-address="Sheet1.$M$6" chart:values-cell-range-address="Sheet1.$N$6:.$P$6" chart:class="chart:line" chart:attached-axis="primary-y" chart:style-name="G0S2">
            <chart:data-point chart:repeated="3"/>
          </chart:series>
          <chart:series chart:label-cell-address="Sheet1.$M$7" chart:values-cell-range-address="Sheet1.$N$7:.$P$7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479.1322047244095pt" svg:width="732.6446456692913pt" chart:style-name="Crt0">
        <chart:title chart:style-name="CT00">
          <text:p text:style-name="a0" text:class-names="" text:cond-style-name="">Memory Usage of plans generated for Woodworking domain using Lazy best-first search and FF/Landmark Cut heuristic<text:s text:c="1"/>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I$10:.$K$10"/>
          </chart:axis>
          <chart:axis chart:dimension="y" chart:name="primary-y" chart:style-name="Axs1">
            <chart:title chart:style-name="AT01">
              <text:p text:style-name="a1" text:class-names="" text:cond-style-name="">Memory (KB)</text:p>
            </chart:title>
            <chart:grid chart:class="major" chart:style-name="GMa1"/>
          </chart:axis>
          <chart:series chart:label-cell-address="Sheet1.$H$11" chart:values-cell-range-address="Sheet1.$I$11:.$K$11" chart:class="chart:line" chart:attached-axis="primary-y" chart:style-name="G0S0">
            <chart:data-point chart:repeated="3"/>
          </chart:series>
          <chart:series chart:label-cell-address="Sheet1.$H$12" chart:values-cell-range-address="Sheet1.$I$12:.$K$12" chart:class="chart:line" chart:attached-axis="primary-y" chart:style-name="G0S1">
            <chart:data-point chart:repeated="3"/>
          </chart:series>
          <chart:series chart:label-cell-address="Sheet1.$H$13" chart:values-cell-range-address="Sheet1.$I$13:.$K$13" chart:class="chart:line" chart:attached-axis="primary-y" chart:style-name="G0S2">
            <chart:data-point chart:repeated="3"/>
          </chart:series>
          <chart:series chart:label-cell-address="Sheet1.$H$14" chart:values-cell-range-address="Sheet1.$I$14:.$K$1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479.1322047244095pt" svg:width="732.6446456692913pt" chart:style-name="Crt0">
        <chart:title chart:style-name="CT00">
          <text:p text:style-name="a0" text:class-names="" text:cond-style-name="">Cost of plans for Woodworking domain using Lazy best-first search and FF/Landmark Cut heuristic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N$10:.$P$10"/>
          </chart:axis>
          <chart:axis chart:dimension="y" chart:name="primary-y" chart:style-name="Axs1">
            <chart:title chart:style-name="AT01">
              <text:p text:style-name="a1" text:class-names="" text:cond-style-name="">Number of actions (unit)</text:p>
            </chart:title>
            <chart:grid chart:class="major" chart:style-name="GMa1"/>
          </chart:axis>
          <chart:series chart:label-cell-address="Sheet1.$M$11" chart:values-cell-range-address="Sheet1.$N$11:.$P$11" chart:class="chart:line" chart:attached-axis="primary-y" chart:style-name="G0S0">
            <chart:data-point chart:repeated="3"/>
          </chart:series>
          <chart:series chart:label-cell-address="Sheet1.$M$12" chart:values-cell-range-address="Sheet1.$N$12:.$P$12" chart:class="chart:line" chart:attached-axis="primary-y" chart:style-name="G0S1">
            <chart:data-point chart:repeated="3"/>
          </chart:series>
          <chart:series chart:label-cell-address="Sheet1.$M$13" chart:values-cell-range-address="Sheet1.$N$13:.$P$13" chart:class="chart:line" chart:attached-axis="primary-y" chart:style-name="G0S2">
            <chart:data-point chart:repeated="3"/>
          </chart:series>
          <chart:series chart:label-cell-address="Sheet1.$M$14" chart:values-cell-range-address="Sheet1.$N$14:.$P$1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